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8pt" style:text-underline-style="none" fo:font-weight="bold"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size="8pt" style:text-underline-style="none" fo:font-weight="bold" style:font-size-asian="8pt" style:font-weight-asian="bold" style:font-size-complex="8pt" style:font-weight-complex="bold"/>
    </style:style>
    <style:style style:name="P4" style:family="paragraph" style:parent-style-name="Standard">
      <style:paragraph-properties fo:text-align="start" style:justify-single-word="false"/>
      <style:text-properties style:font-name="Arial" fo:font-size="10pt" style:text-underline-style="none"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Arial"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8" style:family="paragraph" style:parent-style-name="Standard" style:master-page-name="">
      <style:paragraph-properties fo:margin-left="0cm" fo:margin-right="0cm" fo:text-align="center" style:justify-single-word="false" fo:text-indent="-0.021cm" style:auto-text-indent="false" style:page-number="auto"/>
      <style:text-properties style:font-name="Arial" fo:font-size="20pt" style:text-underline-style="none" fo:font-weight="bold" style:font-size-asian="20pt" style:font-weight-asian="bold" style:font-size-complex="20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6pt" style:text-underline-style="none" fo:font-weight="bold" style:font-size-asian="6pt" style:font-weight-asian="bold" style:font-size-complex="6pt" style:font-weight-complex="bold"/>
    </style:style>
    <style:style style:name="P12" style:family="paragraph" style:parent-style-name="Standard">
      <style:paragraph-properties fo:margin-left="0cm" fo:margin-right="0cm" fo:text-align="start" style:justify-single-word="false" fo:text-indent="0cm" style:auto-text-indent="false"/>
      <style:text-properties style:font-name="Arial" fo:font-size="13pt" style:text-underline-style="none" fo:font-weight="bold" style:font-size-asian="13pt" style:font-weight-asian="bold" style:font-size-complex="13pt" style:font-weight-complex="bold"/>
    </style:style>
    <style:style style:name="P13" style:family="paragraph" style:parent-style-name="Standard">
      <style:paragraph-properties fo:margin-left="0cm" fo:margin-right="0cm" fo:text-align="start" style:justify-single-word="false" fo:text-indent="0cm" style:auto-text-indent="false"/>
      <style:text-properties style:font-name="Arial" fo:font-size="6pt" style:text-underline-style="none" fo:font-weight="bold" style:font-size-asian="6pt" style:font-weight-asian="bold" style:font-size-complex="6pt" style:font-weight-complex="bold"/>
    </style:style>
    <style:style style:name="P14" style:family="paragraph" style:parent-style-name="Standard">
      <style:paragraph-properties fo:margin-left="0cm" fo:margin-right="0cm" fo:text-align="start" style:justify-single-word="false" fo:text-indent="0cm" style:auto-text-indent="false"/>
      <style:text-properties style:font-name="Arial" fo:font-size="11pt" style:text-underline-style="none" fo:font-weight="normal" style:font-size-asian="11pt" style:font-weight-asian="normal" style:font-size-complex="11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Arial" fo:font-size="10pt" style:text-underline-style="none" fo:font-weight="normal" style:font-size-asian="10pt" style:font-weight-asian="normal"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style:font-name="Arial" fo:font-size="10pt" style:text-underline-style="none" fo:font-weight="bold" style:font-size-asian="10pt" style:font-weight-asian="bold" style:font-size-complex="10pt" style:font-weight-complex="bold"/>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master-page-name="">
      <style:paragraph-properties fo:margin-left="0cm" fo:margin-right="0cm" fo:text-align="start" style:justify-single-word="false" fo:text-indent="0cm" style:auto-text-indent="false" style:page-number="auto"/>
      <style:text-properties style:font-name="Arial" fo:font-size="10pt" style:text-underline-style="none" fo:font-weight="bold" style:font-size-asian="10pt" style:font-weight-asian="bold" style:font-size-complex="10pt" style:font-weight-complex="bold"/>
    </style:style>
    <style:style style:name="T1" style:family="text">
      <style:text-properties fo:font-size="11pt" style:font-size-asian="11pt" style:font-size-complex="11pt"/>
    </style:style>
    <style:style style:name="T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 style:family="text">
      <style:text-properties style:font-name="Arial"/>
    </style:style>
    <style:style style:name="T4" style:family="text">
      <style:text-properties style:font-name="Arial" fo:font-size="9pt" style:font-size-asian="9pt" style:font-size-complex="9pt"/>
    </style:style>
    <style:style style:name="T5" style:family="text">
      <style:text-properties style:font-name="Arial" fo:font-size="12pt" style:font-size-asian="12pt" style:font-size-complex="12pt"/>
    </style:style>
    <style:style style:name="T6" style:family="text">
      <style:text-properties style:font-name="Arial" fo:font-size="12pt" fo:font-style="italic" style:font-size-asian="12pt" style:font-style-asian="italic" style:font-size-complex="12pt" style:font-style-complex="italic"/>
    </style:style>
    <style:style style:name="T7" style:family="text">
      <style:text-properties style:font-name="Arial" fo:font-size="11pt" style:font-size-asian="11pt" style:font-size-complex="11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Sect1"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mmary. <text:span text:style-name="T2">Cybersecurity is all around us now, and had change since the begin of his creation, and to understand why and how the cybersecurity market had change, we will see that with this article,</text:span></text:p>
      <text:p text:style-name="P4"><text:span text:style-name="T2"/></text:p>
      <text:p text:style-name="P4"><text:span text:style-name="T9">Mots-clefs:</text:span><text:span text:style-name="T8"> </text:span><text:span text:style-name="T10">Cybersecurity, market, evolution, informatic,data.</text:span></text:p>
      <text:p text:style-name="P18"/>
      <text:p text:style-name="P12">1. Introduction</text:p>
      <text:p text:style-name="P13"/>
      <text:p text:style-name="P14">Since the rise of technologies, in particular the connected technologies, a problem was born, the devices hacking, and that, since the begin of electronic systems, proven by the emergence of «phone phreaks» for example,often considered like the first hack. However, to counter the arrival of its hacks which were not yet originally thought , cybersecurity has been strenghthened, in particular with the securing of telephone networks in a first time, altought the hacks number was increasing, that was not like today, where hack is often a means to obtain money, for example, through theft of bank details, ransomware, from fat companies. </text:p>
      <text:p text:style-name="P16"/>
      <text:p text:style-name="P17"><text:span text:style-name="T1">According to «The Quick and Dirty History of Cybersecurity» with the «explosive rise of cybercrime», Cybersecurity is a main problem for so many industries today, and the cybercrime had a high cost financery. However, before, that cost was lower as stated by «Cybercrime against Businesses», in 2005 ,in average 70% of Telecommunications and Computer system design industries prevalence cyberattacks, and we see that no matter the number of employees, the lower industries was the most touched as we can see, 44% of cyberattack was on the industries with 25 or less, so this big problem can touch all.</text:span></text:p>
      <text:p text:style-name="P15"/>
      <text:p text:style-name="P14">So, we can surmise that the cybersecurity had increase at the same time that hacks, and to verify this, first, we will some comparaison of studies about the evolution of cybersecurity business from the beggining to now, and for that,we will compare some studies about the cybersecurity market through ages.</text:p>
      <text:p text:style-name="P14"><text:span text:style-name="T1"/></text:p>
      <text:p text:style-name="P12">2.Etat de l'art</text:p>
      <text:p text:style-name="P14"/>
      <text:p text:style-name="P13"/>
      <text:p text:style-name="P15">Ici,on présente des articles sur le même thème que l'article, sources internet, livres, livres blancs, l'idée est de présenter ce que contient chaque article et critiquer. Elles sont numérotés de 1 à X</text:p>
      <text:p text:style-name="P15"/>
      <text:p text:style-name="P12">3.Le sujet en lui même, </text:p>
      <text:p text:style-name="P15"/>
      <text:p text:style-name="P9"/>
      <text:p text:style-name="P11"/>
      <text:p text:style-name="P10"/>
      <text:p text:style-name="P2">Source : <text:a xlink:type="simple" xlink:href="https://blog.avast.com/history-of-cybersecurity-avast" text:style-name="Internet_20_link" text:visited-style-name="Visited_20_Internet_20_Link">https://blog.avast.com/history-of-cybersecurity-avast</text:a></text:p>
      <text:p text:style-name="P2">https://cyberexperts.com/history-of-cybersecurity/</text:p>
      <text:p text:style-name="P2">https://bjs.ojp.gov/content/pub/pdf/cb05.pdf</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left="0cm" fo:margin-right="0cm" fo:text-align="center" style:justify-single-word="false" fo:text-indent="-0.021cm" style:auto-text-indent="false" style:page-number="auto"/>
      <style:text-properties style:font-name="Arial" fo:font-size="20pt" style:text-underline-style="none" fo:font-weight="bold" style:font-size-asian="20pt" style:font-weight-asian="bold" style:font-size-complex="20pt" style:font-weight-complex="bold"/>
    </style:style>
    <style:style style:name="M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MP3" style:family="paragraph" style:parent-style-name="Standard">
      <style:paragraph-properties fo:text-align="center" style:justify-single-word="false"/>
      <style:text-properties style:font-name="Arial" fo:font-size="12pt" style:text-underline-style="none" fo:font-weight="bold" style:font-size-asian="12pt" style:font-weight-asian="bold" style:font-size-complex="12pt" style:font-weight-complex="bold"/>
    </style:style>
    <style:style style:name="MP4" style:family="paragraph" style:parent-style-name="Standard">
      <style:paragraph-properties fo:text-align="center" style:justify-single-word="false"/>
      <style:text-properties fo:font-size="8pt" style:text-underline-style="none" fo:font-weight="bold" style:font-size-asian="8pt" style:font-weight-asian="bold" style:font-size-complex="8pt" style:font-weight-complex="bold"/>
    </style:style>
    <style:style style:name="MP5"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MP6" style:family="paragraph" style:parent-style-name="Standard">
      <style:paragraph-properties fo:text-align="center"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MP7" style:family="paragraph" style:parent-style-name="Standard">
      <style:paragraph-properties fo:text-align="start" style:justify-single-word="false"/>
      <style:text-properties fo:font-size="8pt" style:text-underline-style="none" fo:font-weight="bold" style:font-size-asian="8pt" style:font-weight-asian="bold" style:font-size-complex="8pt" style:font-weight-complex="bold"/>
    </style:style>
    <style:style style:name="MT1" style:family="text">
      <style:text-properties style:font-name="Arial" fo:font-size="12pt" fo:font-style="italic" style:font-size-asian="12pt" style:font-style-asian="italic" style:font-size-complex="12pt" style:font-style-complex="italic"/>
    </style:style>
    <style:style style:name="MT2" style:family="text">
      <style:text-properties style:font-name="Arial" fo:font-size="12pt" style:font-size-asian="12pt" style:font-size-complex="12pt"/>
    </style:style>
    <style:style style:name="MT3" style:family="text">
      <style:text-properties style:font-name="Arial"/>
    </style:style>
    <style:style style:name="MT4" style:family="text">
      <style:text-properties style:font-name="Arial" fo:font-size="11pt" style:font-size-asian="11pt" style:font-size-complex="11pt"/>
    </style:style>
    <style:style style:name="MT5" style:family="text">
      <style:text-properties style:font-name="Arial" fo:font-size="9pt" style:font-size-asian="9pt" style:font-size-complex="9pt"/>
    </style:style>
    <style:style style:name="MSect1"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cm">
          <style:column style:rel-width="4819*" fo:start-indent="0cm" fo:end-indent="0cm"/>
          <style:column style:rel-width="4819*" fo:start-indent="0cm" fo:end-indent="0cm"/>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PRO502 – short article (state of cybersecurity market) </text:p>
        <text:p text:style-name="MP2"/>
        <text:section text:style-name="MSect1" text:name="Section1">
          <text:p text:style-name="MP3">Christopher LEMASSON</text:p>
          <text:p text:style-name="MP4"><text:a xlink:type="simple" xlink:href="mailto:christopher.lemasson@univ-reims.fr" text:style-name="Internet_20_link" text:visited-style-name="Visited_20_Internet_20_Link"><text:span text:style-name="MT1">christopher.lemasson@univ-reims.fr</text:span></text:a></text:p>
          <text:p text:style-name="MP4"><text:span text:style-name="MT1"/></text:p>
          <text:p text:style-name="MP4"><text:span text:style-name="MT1"/></text:p>
          <text:p text:style-name="MP4"><text:span text:style-name="MT2">Thomas Coehlo</text:span></text:p>
          <text:p text:style-name="MP4"><text:span text:style-name="MT1">t</text:span><text:a xlink:type="simple" xlink:href="mailto:Thomas.coehlo@univ-reims.fr" text:style-name="Internet_20_link" text:visited-style-name="Visited_20_Internet_20_Link"><text:span text:style-name="MT1">homas.coehlo@univ-reims.fr</text:span></text:a></text:p>
          <text:p text:style-name="MP5"><text:span text:style-name="MT3"/></text:p>
          <text:p text:style-name="MP5"><text:span text:style-name="MT3"/></text:p>
          <text:p text:style-name="MP5"><text:span text:style-name="MT3">Julien BOUTTEREAUX</text:span></text:p>
          <text:p text:style-name="MP6"><text:span text:style-name="MT3">julien.bouttereaux@univ-reims.fr</text:span></text:p>
          <text:p text:style-name="MP7"><text:span text:style-name="MT3"><text:s text:c="8"/></text:span></text:p>
          <text:p text:style-name="MP7"><text:span text:style-name="MT4"/></text:p>
          <text:p text:style-name="MP7"><text:span text:style-name="MT5"/></text:p>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16T17:04:38.30</meta:creation-date>
    <dc:date>2021-11-16T20:34:01.08</dc:date>
    <meta:editing-duration>PT2H43M11S</meta:editing-duration>
    <meta:editing-cycles>2</meta:editing-cycles>
    <meta:generator>OpenOffice/4.1.8$Win32 OpenOffice.org_project/418m3$Build-9803</meta:generator>
    <meta:document-statistic meta:table-count="0" meta:image-count="0" meta:object-count="0" meta:page-count="1" meta:paragraph-count="20" meta:word-count="353" meta:character-count="2422"/>
  </office:meta>
</office:document-meta>
</file>